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rgingMapper.setFrom( String fr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rgingMapper.mapFileName( String source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ingMapper.setTo( String 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